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AspectIntegrationTests.groovyBean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AspectIntegrationTest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AspectIntegrationTests.groovyBea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AspectIntegrationTests.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AspectIntegrationTests.groovyBeanDyna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